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78f11" officeooo:paragraph-rsid="00078f11"/>
    </style:style>
    <style:style style:name="P2" style:family="paragraph" style:parent-style-name="Standard">
      <style:text-properties style:font-name="Arial" officeooo:rsid="00096a2c" officeooo:paragraph-rsid="000e9682"/>
    </style:style>
    <style:style style:name="P3" style:family="paragraph" style:parent-style-name="Standard">
      <style:text-properties style:font-name="Arial" officeooo:paragraph-rsid="000e9682"/>
    </style:style>
    <style:style style:name="P4" style:family="paragraph" style:parent-style-name="Standard">
      <style:text-properties style:font-name="Arial" officeooo:paragraph-rsid="000cca4a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fdbb3" officeooo:paragraph-rsid="0017b3bd"/>
    </style:style>
    <style:style style:name="P6" style:family="paragraph" style:parent-style-name="Standard">
      <style:text-properties style:font-name="Arial" officeooo:rsid="001a4b72" officeooo:paragraph-rsid="001a4b72"/>
    </style:style>
    <style:style style:name="P7" style:family="paragraph" style:parent-style-name="Standard">
      <style:text-properties style:font-name="Arial" officeooo:rsid="001be17e" officeooo:paragraph-rsid="001be17e"/>
    </style:style>
    <style:style style:name="P8" style:family="paragraph" style:parent-style-name="Standard">
      <style:text-properties style:font-name="Arial" fo:font-weight="bold" officeooo:rsid="001be17e" officeooo:paragraph-rsid="001be17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1be17e" officeooo:paragraph-rsid="001be17e" style:font-weight-asian="bold" style:font-weight-complex="bold"/>
    </style:style>
    <style:style style:name="P10" style:family="paragraph" style:parent-style-name="Standard">
      <style:text-properties style:font-name="Arial" fo:font-weight="bold" officeooo:rsid="00078f11" officeooo:paragraph-rsid="00078f11" style:font-weight-asian="bold" style:font-weight-complex="bold"/>
    </style:style>
    <style:style style:name="P11" style:family="paragraph" style:parent-style-name="Standard">
      <style:text-properties style:font-name="Arial" fo:font-weight="bold" officeooo:rsid="001d4b17" officeooo:paragraph-rsid="001d4b1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rsid="001d4b17" officeooo:paragraph-rsid="001d4b17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style:font-name="Arial" officeooo:rsid="00185982" officeooo:paragraph-rsid="00185982"/>
    </style:style>
    <style:style style:name="P15" style:family="paragraph" style:parent-style-name="Standard" style:list-style-name="L1">
      <style:text-properties officeooo:paragraph-rsid="002bf756"/>
    </style:style>
    <style:style style:name="P16" style:family="paragraph" style:parent-style-name="Standard" style:list-style-name="L1">
      <style:text-properties style:font-name="Arial" officeooo:rsid="001a4b72" officeooo:paragraph-rsid="001a4b72"/>
    </style:style>
    <style:style style:name="P17" style:family="paragraph" style:parent-style-name="Standard" style:list-style-name="L1">
      <style:text-properties style:font-name="Arial" officeooo:rsid="000e9682" officeooo:paragraph-rsid="000e9682"/>
    </style:style>
    <style:style style:name="P18" style:family="paragraph" style:parent-style-name="Standard" style:list-style-name="L2">
      <style:text-properties style:font-name="Arial" officeooo:rsid="00078f11" officeooo:paragraph-rsid="000cca4a"/>
    </style:style>
    <style:style style:name="P19" style:family="paragraph" style:parent-style-name="Standard" style:list-style-name="L3">
      <style:text-properties style:font-name="Arial" officeooo:rsid="00078f11" officeooo:paragraph-rsid="000e9682"/>
    </style:style>
    <style:style style:name="P20" style:family="paragraph" style:parent-style-name="Standard" style:list-style-name="L2">
      <style:text-properties style:font-name="Arial" officeooo:rsid="00096a2c" officeooo:paragraph-rsid="000cca4a"/>
    </style:style>
    <style:style style:name="P21" style:family="paragraph" style:parent-style-name="Standard" style:list-style-name="L3">
      <style:text-properties style:font-name="Arial" officeooo:rsid="00096a2c" officeooo:paragraph-rsid="000e9682"/>
    </style:style>
    <style:style style:name="P22" style:family="paragraph" style:parent-style-name="Standard">
      <style:text-properties style:font-name="Arial" officeooo:rsid="00096a2c" officeooo:paragraph-rsid="000e9682"/>
    </style:style>
    <style:style style:name="P23" style:family="paragraph" style:parent-style-name="Standard" style:list-style-name="L1">
      <style:text-properties style:font-name="Arial" officeooo:rsid="000cca4a" officeooo:paragraph-rsid="000e9682"/>
    </style:style>
    <style:style style:name="P24" style:family="paragraph" style:parent-style-name="Standard">
      <style:text-properties style:font-name="Arial" officeooo:rsid="000fdbb3" officeooo:paragraph-rsid="002bf756"/>
    </style:style>
    <style:style style:name="P25" style:family="paragraph" style:parent-style-name="Standard">
      <style:text-properties style:font-name="Arial" officeooo:rsid="000fdbb3" officeooo:paragraph-rsid="0017b3bd"/>
    </style:style>
    <style:style style:name="P26" style:family="paragraph" style:parent-style-name="Standard" style:list-style-name="L1">
      <style:text-properties style:font-name="Arial" officeooo:rsid="0017b3bd" officeooo:paragraph-rsid="002bf756"/>
    </style:style>
    <style:style style:name="P27" style:family="paragraph" style:parent-style-name="Standard">
      <style:text-properties style:font-name="Arial" officeooo:rsid="0017b3bd" officeooo:paragraph-rsid="002bf756"/>
    </style:style>
    <style:style style:name="P28" style:family="paragraph" style:parent-style-name="Standard">
      <style:text-properties style:font-name="Arial" officeooo:rsid="0017b3bd" officeooo:paragraph-rsid="0017b3bd"/>
    </style:style>
    <style:style style:name="P29" style:family="paragraph" style:parent-style-name="Standard" style:list-style-name="L9">
      <style:text-properties style:font-name="Arial" officeooo:rsid="0017b3bd" officeooo:paragraph-rsid="0017b3bd"/>
    </style:style>
    <style:style style:name="P30" style:family="paragraph" style:parent-style-name="Standard" style:list-style-name="L9">
      <style:text-properties style:font-name="Arial" officeooo:rsid="0017b3bd" officeooo:paragraph-rsid="00185982"/>
    </style:style>
    <style:style style:name="P31" style:family="paragraph" style:parent-style-name="Standard" style:list-style-name="L10">
      <style:text-properties style:font-name="Arial" officeooo:rsid="0017b3bd" officeooo:paragraph-rsid="002c0d30"/>
    </style:style>
    <style:style style:name="P32" style:family="paragraph" style:parent-style-name="Standard">
      <style:text-properties style:font-name="Arial" fo:font-weight="bold" officeooo:rsid="001be17e" officeooo:paragraph-rsid="002b632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weight="bold" officeooo:rsid="001be17e" officeooo:paragraph-rsid="002bf756" style:font-weight-asian="bold" style:font-weight-complex="bold"/>
    </style:style>
    <style:style style:name="P34" style:family="paragraph" style:parent-style-name="Standard">
      <style:text-properties style:font-name="Arial" officeooo:rsid="00185982" officeooo:paragraph-rsid="00185982"/>
    </style:style>
    <style:style style:name="P35" style:family="paragraph" style:parent-style-name="Standard">
      <style:text-properties officeooo:paragraph-rsid="002bf756"/>
    </style:style>
    <style:style style:name="P36" style:family="paragraph" style:parent-style-name="Standard" style:list-style-name="L8">
      <style:text-properties officeooo:paragraph-rsid="002bf756"/>
    </style:style>
    <style:style style:name="P37" style:family="paragraph" style:parent-style-name="Standard">
      <style:paragraph-properties fo:text-align="center" style:justify-single-word="false"/>
      <style:text-properties officeooo:paragraph-rsid="002bf756"/>
    </style:style>
    <style:style style:name="P38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use-window-font-color="true" style:text-outline="false" style:text-line-through-style="none" style:font-name="Consola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0" style:family="paragraph">
      <style:paragraph-properties fo:margin-left="0cm" fo:margin-right="0cm" fo:margin-top="0cm" fo:margin-bottom="0cm" fo:line-height="100%" fo:text-align="end" fo:text-indent="0cm"/>
    </style:style>
    <style:style style:name="P41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ca4a"/>
    </style:style>
    <style:style style:name="T2" style:family="text">
      <style:text-properties officeooo:rsid="000e9682"/>
    </style:style>
    <style:style style:name="T3" style:family="text">
      <style:text-properties officeooo:rsid="0016da12"/>
    </style:style>
    <style:style style:name="T4" style:family="text">
      <style:text-properties officeooo:rsid="00185982"/>
    </style:style>
    <style:style style:name="T5" style:family="text">
      <style:text-properties officeooo:rsid="001a4b72"/>
    </style:style>
    <style:style style:name="T6" style:family="text">
      <style:text-properties officeooo:rsid="001be17e"/>
    </style:style>
    <style:style style:name="T7" style:family="text">
      <style:text-properties officeooo:rsid="002b1bff"/>
    </style:style>
    <style:style style:name="T8" style:family="text">
      <style:text-properties officeooo:rsid="002b632b"/>
    </style:style>
    <style:style style:name="T9" style:family="text">
      <style:text-properties officeooo:rsid="002bf756"/>
    </style:style>
    <style:style style:name="T10" style:family="text">
      <style:text-properties style:font-name="Arial" officeooo:rsid="00135f0d" fo:background-color="transparent"/>
    </style:style>
    <style:style style:name="T11" style:family="text">
      <style:text-properties style:font-name="Arial" officeooo:rsid="0023d873" fo:background-color="transparent"/>
    </style:style>
    <style:style style:name="T12" style:family="text">
      <style:text-properties style:font-name="Arial" officeooo:rsid="002bf756" fo:background-color="transparent"/>
    </style:style>
    <style:style style:name="T13" style:family="text">
      <style:text-properties style:font-name="Arial" officeooo:rsid="000fdbb3"/>
    </style:style>
    <style:style style:name="T14" style:family="text">
      <style:text-properties style:font-name="Arial" officeooo:rsid="00135f0d"/>
    </style:style>
    <style:style style:name="T15" style:family="text">
      <style:text-properties style:font-name="Arial" officeooo:rsid="002bf756"/>
    </style:style>
    <style:style style:name="T16" style:family="text">
      <style:text-properties officeooo:rsid="002c0d30"/>
    </style:style>
    <style:style style:name="T17" style:family="text">
      <style:text-properties style:use-window-font-color="true" style:text-outline="false" style:text-line-through-style="none" style:font-name="Consola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.101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.101cm" fo:padding-right="0.101cm" draw:shadow="hidden" draw:shadow-offset-x="0.199cm" draw:shadow-offset-y="0.199cm" draw:shadow-color="#808080" style:run-through="foreground"/>
    </style:style>
    <style:style style:name="gr16" style:family="graphic">
      <style:graphic-properties style:run-through="foreground"/>
    </style:style>
    <style:style style:name="gr1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0.533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nejo de memoria en IA-32. Protección</text:p>
      <text:p text:style-name="P1"/>
      <text:p text:style-name="P10">INTEL 80386. PROGRAMMER'S REFERENCE MANUAL</text:p>
      <text:p text:style-name="P11">Punto 14.1</text:p>
      <text:p text:style-name="P1"/>
      <text:list xml:id="list8913514703928257205" text:style-name="L1">
        <text:list-item>
          <text:p text:style-name="P16">Inmediatamente después de arrancar, un procesador IA-32 necesita acceder a un dispositivo de entrada salida que se encuentra mapeado en la posición de memoria 0<text:span text:style-name="T7">75</text:span><text:span text:style-name="T6">000h. Proponga un valor para ES y el desplazamiento.</text:span></text:p>
        </text:list-item>
      </text:list>
      <text:p text:style-name="P6"/>
      <text:p text:style-name="P8">Intel 64 and IA-32 Architectures Software Developer’s Manual. Volume 3A.</text:p>
      <text:p text:style-name="P8">Punto 3.4</text:p>
      <text:p text:style-name="P7"/>
      <text:list xml:id="list36261327" text:continue-numbering="true" text:style-name="L1">
        <text:list-item>
          <text:p text:style-name="P17">Elabore un descriptor para un segmento de memoria con las siguientes características:</text:p>
        </text:list-item>
      </text:list>
      <text:p text:style-name="P4"/>
      <text:list xml:id="list8646074098179276359" text:style-name="L2">
        <text:list-item>
          <text:p text:style-name="P18">Dirección base: <text:span text:style-name="T1">20000000</text:span>h</text:p>
        </text:list-item>
        <text:list-item>
          <text:p text:style-name="P18">Tamaño: <text:span text:style-name="T1">128</text:span> kB</text:p>
        </text:list-item>
        <text:list-item>
          <text:p text:style-name="P20">Tamaño de operación: 32 bits</text:p>
        </text:list-item>
        <text:list-item>
          <text:p text:style-name="P20">Nivel de privilegio: usuario</text:p>
        </text:list-item>
        <text:list-item>
          <text:p text:style-name="P20">Granularidad: <text:span text:style-name="T1">1 </text:span>B</text:p>
        </text:list-item>
        <text:list-item>
          <text:p text:style-name="P18">Tipo: datos de lectura/escritura</text:p>
        </text:list-item>
        <text:list-item>
          <text:p text:style-name="P20">Presente en memoria</text:p>
        </text:list-item>
      </text:list>
      <text:p text:style-name="P4"/>
      <text:list xml:id="list36276594" text:continue-list="list36261327" text:style-name="L1">
        <text:list-item>
          <text:p text:style-name="P23">Elabore un descriptor para un segmento de memoria con las siguientes características:</text:p>
        </text:list-item>
      </text:list>
      <text:p text:style-name="P3"/>
      <text:list xml:id="list644068769533002380" text:style-name="L3">
        <text:list-item>
          <text:p text:style-name="P19">Dirección base: <text:span text:style-name="T3">00000000</text:span>h</text:p>
        </text:list-item>
        <text:list-item>
          <text:p text:style-name="P19">Tamaño: <text:span text:style-name="T3">3 GB</text:span></text:p>
        </text:list-item>
        <text:list-item>
          <text:p text:style-name="P21">Tamaño de operación: 32 bits</text:p>
        </text:list-item>
        <text:list-item>
          <text:p text:style-name="P21">Nivel de privilegio: <text:span text:style-name="T6">kernel</text:span></text:p>
        </text:list-item>
        <text:list-item>
          <text:p text:style-name="P21">Granularidad: <text:span text:style-name="T3">4096 </text:span>B</text:p>
        </text:list-item>
        <text:list-item>
          <text:p text:style-name="P19">Tipo: <text:span text:style-name="T2">solo ejecución</text:span></text:p>
        </text:list-item>
        <text:list-item>
          <text:p text:style-name="P21">Presente en memoria</text:p>
        </text:list-item>
      </text:list>
      <text:p text:style-name="P2"/>
      <text:p text:style-name="P32">Intel 64 and IA-32 Architectures Software Developer’s Manual. Volume 3A.</text:p>
      <text:p text:style-name="P32">Punto <text:span text:style-name="T8">2.4, </text:span>3.4</text:p>
      <text:p text:style-name="P2"/>
      <text:list xml:id="list36262099" text:continue-list="list36276594" text:style-name="L1">
        <text:list-item>
          <text:p text:style-name="P15"><text:span text:style-name="T13">Considerando la siguiente dirección lógica, </text:span><text:span text:style-name="T14">memoria y registros, </text:span><text:span text:style-name="T13">determine la dirección linea</text:span><text:span text:style-name="T15">l</text:span><text:span text:style-name="T13">.</text:span></text:p>
        </text:list-item>
      </text:list>
      <text:p text:style-name="P35"><text:span text:style-name="T13"/></text:p>
      <text:list xml:id="list8960433341446858496" text:style-name="L8">
        <text:list-item>
          <text:p text:style-name="P36"><text:span text:style-name="T15">DS: 018h </text:span></text:p>
        </text:list-item>
        <text:list-item>
          <text:p text:style-name="P36"><text:span text:style-name="T15">Offset: 01024h</text:span></text:p>
        </text:list-item>
        <text:list-item>
          <text:p text:style-name="P36"><text:span text:style-name="T15">GDTR: 01000100100h</text:span></text:p>
        </text:list-item>
        <text:list-item>
          <text:p text:style-name="P36"><text:span text:style-name="T15">Memoria:</text:span></text:p>
        </text:list-item>
      </text:list>
      <text:p text:style-name="P35"><text:span text:style-name="T15"/></text:p>
      <text:p text:style-name="P37"><text:soft-page-break/><text:span text:style-name="T15"><draw:g text:anchor-type="as-char" draw:z-index="0" draw:style-name="gr1"><draw:frame draw:style-name="gr2" draw:text-style-name="P39" svg:width="3.001cm" svg:height="0.502cm" svg:x="0cm" svg:y="4.5cm"><draw:text-box><text:p text:style-name="P38"><text:span text:style-name="T17">0000FFFFh</text:span></text:p></draw:text-box></draw:frame><draw:frame draw:style-name="gr3" draw:text-style-name="P41" svg:width="3.001cm" svg:height="0.502cm" svg:x="0cm" svg:y="5.5cm"><draw:text-box><text:p text:style-name="P40"><text:span text:style-name="T18">00000000h</text:span></text:p></draw:text-box></draw:frame><draw:frame draw:style-name="gr4" draw:text-style-name="P41" svg:width="3.001cm" svg:height="0.5cm" svg:x="0cm" svg:y="5.001cm"><draw:text-box><text:p text:style-name="P40"><text:span text:style-name="T18">00000000h</text:span></text:p></draw:text-box></draw:frame><draw:frame draw:style-name="gr5" draw:text-style-name="P39" svg:width="3.001cm" svg:height="0.5cm" svg:x="0cm" svg:y="4.001cm"><draw:text-box><text:p text:style-name="P38"><text:span text:style-name="T17">00CF9000h</text:span></text:p></draw:text-box></draw:frame><draw:frame draw:style-name="gr6" draw:text-style-name="P39" svg:width="3.001cm" svg:height="0.502cm" svg:x="0cm" svg:y="3.5cm"><draw:text-box><text:p text:style-name="P38"><text:span text:style-name="T17">00000000h</text:span></text:p></draw:text-box></draw:frame><draw:frame draw:style-name="gr7" draw:text-style-name="P39" svg:width="3.001cm" svg:height="0.5cm" svg:x="0cm" svg:y="3cm"><draw:text-box><text:p text:style-name="P38"><text:span text:style-name="T17">00419801h</text:span></text:p></draw:text-box></draw:frame><draw:frame draw:style-name="gr8" draw:text-style-name="P42" svg:width="3.001cm" svg:height="0.502cm" svg:x="0cm" svg:y="2.499cm"><draw:text-box><text:p text:style-name="P38"><text:span text:style-name="T17">00000A00h</text:span></text:p></draw:text-box></draw:frame><draw:frame draw:style-name="gr9" draw:text-style-name="P39" svg:width="3.001cm" svg:height="0.5cm" svg:x="0cm" svg:y="2cm"><draw:text-box><text:p text:style-name="P38"><text:span text:style-name="T17">00CF9800h</text:span></text:p></draw:text-box></draw:frame><draw:frame draw:style-name="gr10" draw:text-style-name="P41" svg:width="3.001cm" svg:height="0.502cm" svg:x="0cm" svg:y="6.5cm"><draw:text-box><text:p text:style-name="P40"><text:span text:style-name="T18">00000000h</text:span></text:p></draw:text-box></draw:frame><draw:frame draw:style-name="gr11" draw:text-style-name="P41" svg:width="3.001cm" svg:height="0.5cm" svg:x="0cm" svg:y="6.001cm"><draw:text-box><text:p text:style-name="P40"><text:span text:style-name="T18">00000000h</text:span></text:p></draw:text-box></draw:frame><draw:frame draw:style-name="gr12" draw:text-style-name="P41" svg:width="3.001cm" svg:height="0.5cm" svg:x="0cm" svg:y="7.5cm"><draw:text-box><text:p text:style-name="P40"><text:span text:style-name="T18">00000000h</text:span></text:p></draw:text-box></draw:frame><draw:frame draw:style-name="gr13" draw:text-style-name="P41" svg:width="3.001cm" svg:height="0.5cm" svg:x="0cm" svg:y="7.001cm"><draw:text-box><text:p text:style-name="P40"><text:span text:style-name="T18">00000000h</text:span></text:p></draw:text-box></draw:frame><draw:frame draw:style-name="gr14" draw:text-style-name="P44" svg:width="2.5cm" svg:height="1.001cm" svg:x="0.501cm" svg:y="0cm"><draw:text-box><text:p text:style-name="P43"><text:span text:style-name="T19">Memoria física</text:span></text:p></draw:text-box></draw:frame><draw:frame draw:style-name="gr15" draw:text-style-name="P46" svg:width="3.001cm" svg:height="0.5cm" svg:x="3cm" svg:y="7.5cm"><draw:text-box><text:p text:style-name="P45"><text:span text:style-name="T18">00100000h</text:span></text:p></draw:text-box></draw:frame><draw:g draw:style-name="gr16"><draw:path draw:style-name="gr17" draw:text-style-name="P47" svg:width="0.574cm" svg:height="0.56cm" draw:transform="skewX (-0.170344134994647) rotate (0.69551370691974) translate (0.000361002238163514cm 1.36213389361068cm)" svg:viewBox="0 0 575 561" svg:d="m0 0c570 0 575 561 575 561"><text:p/></draw:path><draw:path draw:style-name="gr18" draw:text-style-name="P47" svg:width="0.601cm" svg:height="0.598cm" draw:transform="skewX (0.0570722665402146) rotate (2.38621415332665) translate (1.3141611672335cm 1.77534901585007cm)" svg:viewBox="0 0 602 599" svg:d="m602 0c-601 0-602 599-602 599"><text:p/></draw:path><draw:path draw:style-name="gr19" draw:text-style-name="P47" svg:width="0.574cm" svg:height="0.56cm" draw:transform="skewX (-0.170344134994647) rotate (0.69551370691974) translate (1.75036100223816cm 1.36176814308214cm)" svg:viewBox="0 0 575 561" svg:d="m0 0c570 0 575 561 575 561"><text:p/></draw:path><draw:path draw:style-name="gr20" draw:text-style-name="P47" svg:width="0.596cm" svg:height="0.599cm" draw:transform="skewX (0.0671951762017817) rotate (2.38621415332665) translate (3.05972319936921cm 1.77180418952778cm)" svg:viewBox="0 0 597 600" svg:d="m597 0c-601 0-597 600-597 600"><text:p/></draw:path></draw:g><draw:line draw:style-name="gr21" draw:text-style-name="P47" svg:x1="0.5cm" svg:y1="1.199cm" svg:x2="0.5cm" svg:y2="8.499cm"><text:p/></draw:line><draw:line draw:style-name="gr22" draw:text-style-name="P47" svg:x1="3cm" svg:y1="1.549cm" svg:x2="3cm" svg:y2="8.849cm"><text:p/></draw:line><draw:g draw:style-name="gr16"><draw:path draw:style-name="gr23" draw:text-style-name="P47" svg:width="0.574cm" svg:height="0.56cm" draw:transform="skewX (-0.170344134994647) rotate (0.69551370691974) translate (0.000361002238163514cm 8.6621338936107cm)" svg:viewBox="0 0 575 561" svg:d="m0 0c570 0 575 561 575 561"><text:p/></draw:path><draw:path draw:style-name="gr24" draw:text-style-name="P47" svg:width="0.596cm" svg:height="0.598cm" draw:transform="skewX (0.0671951762017817) rotate (2.38761041672824) translate (1.31095033600107cm 9.07118032162949cm)" svg:viewBox="0 0 597 599" svg:d="m597 0c-601 0-597 599-597 599"><text:p/></draw:path><draw:path draw:style-name="gr25" draw:text-style-name="P47" svg:width="0.574cm" svg:height="0.56cm" draw:transform="skewX (-0.170344134994647) rotate (0.69551370691974) translate (1.75036100223816cm 8.6617681430821cm)" svg:viewBox="0 0 575 561" svg:d="m0 0c570 0 575 561 575 561"><text:p/></draw:path><draw:path draw:style-name="gr26" draw:text-style-name="P47" svg:width="0.602cm" svg:height="0.599cm" draw:transform="skewX (0.0570722665402147) rotate (2.38621415332665) translate (3.06416141520728cm 9.07498362853095cm)" svg:viewBox="0 0 603 600" svg:d="m603 0c-601 0-603 600-603 600"><text:p/></draw:path></draw:g><draw:frame draw:style-name="gr27" draw:text-style-name="P48" svg:width="2.5cm" svg:height="1.001cm" svg:x="0.501cm" svg:y="8.999cm"><draw:text-box><text:p text:style-name="P43"><text:span text:style-name="T20">Datos</text:span></text:p></draw:text-box></draw:frame><draw:frame draw:style-name="gr28" draw:text-style-name="P48" svg:width="2.5cm" svg:height="1.001cm" svg:x="3cm" svg:y="8.999cm"><draw:text-box><text:p text:style-name="P43"><text:span text:style-name="T20">Direcciones</text:span></text:p></draw:text-box></draw:frame></draw:g></text:span></text:p>
      <text:p text:style-name="P35"><text:span text:style-name="T13"/></text:p>
      <text:list xml:id="list36272068" text:continue-list="list36262099" text:style-name="L1">
        <text:list-item>
          <text:p text:style-name="P15"><text:span text:style-name="T15">¿Qué problema se produce si el <text:s/>registro GDTR toma el valor </text:span><text:span text:style-name="T10">0100010</text:span><text:span text:style-name="T11">00</text:span><text:span text:style-name="T12">10</text:span><text:span text:style-name="T10">h </text:span><text:span text:style-name="T12">en el punto anterior?</text:span></text:p>
        </text:list-item>
      </text:list>
      <text:p text:style-name="P24"/>
      <text:p text:style-name="P9">Intel 64 and IA-32 Architectures Software Developer’s Manual. Volume 3A.</text:p>
      <text:p text:style-name="P9">Punto 5.5, 5.6</text:p>
      <text:p text:style-name="P5"/>
      <text:list xml:id="list36276210" text:continue-numbering="true" text:style-name="L1">
        <text:list-item>
          <text:p text:style-name="P26"><text:span text:style-name="T5">Considere</text:span> los siguientes <text:span text:style-name="T5">selectores y </text:span>segmentos de código y datos</text:p>
        </text:list-item>
      </text:list>
      <text:p text:style-name="P28"/>
      <text:list xml:id="list8189671007693037433" text:style-name="L9">
        <text:list-item>
          <text:p text:style-name="P29">Segmento A, CPL: 3 – <text:span text:style-name="T4">Selector E3, RPL: 3</text:span></text:p>
        </text:list-item>
        <text:list-item>
          <text:p text:style-name="P30">Segmento B, CPL: 2 – <text:span text:style-name="T4">Selector E2, RPL: 2</text:span></text:p>
        </text:list-item>
        <text:list-item>
          <text:p text:style-name="P30">Segmento C, CPL: 1 – <text:span text:style-name="T4">Selector E1, RPL: 1</text:span></text:p>
        </text:list-item>
        <text:list-item>
          <text:p text:style-name="P29">Segmento D, CPL: 0</text:p>
        </text:list-item>
        <text:list-item>
          <text:p text:style-name="P29">Segmento E, DPL: 2</text:p>
        </text:list-item>
      </text:list>
      <text:p text:style-name="P28"/>
      <text:p text:style-name="P34">A partir de esta información, indique en qué casos los segmentos de código A, B, C y D en ejecución podrán acceder a<text:span text:style-name="T5">l</text:span> segmento de datos E.</text:p>
      <text:p text:style-name="P34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4">Selector E3</text:p>
          </table:table-cell>
          <table:table-cell table:style-name="Tabla2.A1" office:value-type="string">
            <text:p text:style-name="P14">Selector E2</text:p>
          </table:table-cell>
          <table:table-cell table:style-name="Tabla2.D1" office:value-type="string">
            <text:p text:style-name="P14">Selector E1</text:p>
          </table:table-cell>
        </table:table-row>
        <table:table-row>
          <table:table-cell table:style-name="Tabla2.A2" office:value-type="string">
            <text:p text:style-name="P14">Segmento A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4">Segmento B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4">Segmento C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4">Segmento D</text:p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D2" office:value-type="string">
            <text:p text:style-name="P13"/>
          </table:table-cell>
        </table:table-row>
      </table:table>
      <text:p text:style-name="P28"/>
      <text:p text:style-name="P27"/>
      <text:p text:style-name="P27"/>
      <text:p text:style-name="P27"/>
      <text:p text:style-name="P27"/>
      <text:p text:style-name="P27"/>
      <text:p text:style-name="P33"><text:soft-page-break/>Intel 64 and IA-32 Architectures Software Developer’s Manual. Volume 3A.</text:p>
      <text:p text:style-name="P33">Punto <text:span text:style-name="T16">3,1, </text:span>5.5, 5.6</text:p>
      <text:p text:style-name="P33"><text:span text:style-name="T9">ARM Cortex-M4 Processor. Technical Reference Manual r0p1</text:span></text:p>
      <text:p text:style-name="P33"><text:span text:style-name="T9">Punto 3.2</text:span></text:p>
      <text:p text:style-name="P33"><text:span text:style-name="T9">ARMv7-M Architecture Reference Manual</text:span></text:p>
      <text:p text:style-name="P33"><text:span text:style-name="T9">Puntos A3.6, A4.6, A4.6.5, B3.5.</text:span></text:p>
      <text:p text:style-name="P27"/>
      <text:list xml:id="list36279270" text:continue-list="list36276210" text:style-name="L1">
        <text:list-item>
          <text:p text:style-name="P26"><text:span text:style-name="T9">Confeccione una tabla comparativa entre las arquitecturas AMD64/IA-32 y ARMv7-M para las siguientes características:</text:span></text:p>
        </text:list-item>
      </text:list>
      <text:p text:style-name="P27"><text:span text:style-name="T9"/></text:p>
      <text:list xml:id="list7094100632563202286" text:style-name="L10">
        <text:list-item>
          <text:p text:style-name="P31"><text:span text:style-name="T16">Modos de operación</text:span></text:p>
        </text:list-item>
        <text:list-item>
          <text:p text:style-name="P31"><text:span text:style-name="T16">Protección de memoria</text:span></text:p>
        </text:list-item>
        <text:list-item>
          <text:p text:style-name="P31"><text:span text:style-name="T16">Direccionamiento</text:span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Liberation Serif" fo:font-size="12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0:18:59.724000000</meta:creation-date>
    <dc:date>2019-03-21T16:06:47.64</dc:date>
    <meta:editing-duration>PT54M49S</meta:editing-duration>
    <meta:editing-cycles>8</meta:editing-cycles>
    <meta:generator>LibreOffice/4.0.1.2$Windows_x86 LibreOffice_project/84102822e3d61eb989ddd325abf1ac077904985</meta:generator>
    <meta:document-statistic meta:table-count="1" meta:image-count="0" meta:object-count="0" meta:page-count="3" meta:paragraph-count="57" meta:word-count="361" meta:character-count="2147" meta:non-whitespace-character-count="1870"/>
  </office:meta>
</office:document-meta>
</file>